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6cm" fo:min-width="0.556cm"/>
    </style:style>
    <style:style style:name="gr2" style:family="graphic" style:parent-style-name="standard">
      <style:graphic-properties draw:textarea-horizontal-align="justify" draw:textarea-vertical-align="middle" draw:auto-grow-height="false" fo:min-height="0.805cm" fo:min-width="0.556cm"/>
    </style:style>
    <style:style style:name="gr3" style:family="graphic" style:parent-style-name="standard">
      <style:graphic-properties draw:textarea-horizontal-align="justify" draw:textarea-vertical-align="middle" draw:auto-grow-height="false" fo:min-height="0.805cm" fo:min-width="0.555cm"/>
    </style:style>
    <style:style style:name="gr4" style:family="graphic" style:parent-style-name="standard">
      <style:graphic-properties draw:textarea-horizontal-align="justify" draw:textarea-vertical-align="middle" draw:auto-grow-height="false" fo:min-height="0.806cm" fo:min-width="0.555cm"/>
    </style:style>
    <style:style style:name="gr5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0.805cm" fo:min-width="0.556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0.806cm" fo:min-width="0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056cm" svg:height="1.056cm" draw:transform="rotate (-1.54793251359377) translate (3.388cm 4.12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1" draw:layer="layout" svg:width="1.056cm" svg:height="1.055cm" draw:transform="rotate (-1.54793251359377) translate (6.513cm 4.23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1.056cm" svg:height="1.056cm" draw:transform="rotate (-1.54793251359377) translate (7.199cm 2.67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1.056cm" svg:height="1.055cm" draw:transform="skewX (-0.000872664625997161) rotate (-1.54793251359377) translate (4.561cm 4.317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1.056cm" svg:height="1.056cm" draw:transform="rotate (-1.54793251359377) translate (2.929cm 2.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55cm" svg:height="1.055cm" draw:transform="rotate (-1.54793251359377) translate (4.822cm 1.805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1.055cm" svg:height="1.056cm" draw:transform="skewX (0.000872664625997157) rotate (-1.54793251359377) translate (3.381cm 0.879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" draw:text-style-name="P1" draw:layer="layout" svg:width="1.056cm" svg:height="1.056cm" draw:transform="rotate (-1.54793251359377) translate (1.771cm 1.981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1.055cm" svg:height="1.055cm" draw:transform="rotate (-1.54793251359377) translate (1.47cm 4.492cm)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5" draw:text-style-name="P2" draw:layer="layout" svg:width="1.056cm" svg:height="1.055cm" draw:transform="skewX (0.000872664625997167) rotate (-1.54793251359377) translate (3.743cm 1.9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052cm" svg:height="0.052cm" svg:x="3.201cm" svg:y="2.476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7" draw:text-style-name="P2" draw:layer="layout" svg:width="1.056cm" svg:height="1.056cm" draw:transform="rotate (-1.54793251359377) translate (3.542cm 3.20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0.052cm" svg:height="0.051cm" svg:x="3cm" svg:y="3.715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7.6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9:14:52.557218354</meta:creation-date>
    <dc:date>2020-09-05T12:00:19.964059771</dc:date>
    <meta:editing-duration>PT7M5S</meta:editing-duration>
    <meta:editing-cycles>3</meta:editing-cycles>
    <meta:generator>LibreOffice/6.1.5.2$Linux_X86_64 LibreOffice_project/10$Build-2</meta:generator>
    <meta:document-statistic meta:object-count="18"/>
  </office:meta>
</office:document-meta>
</file>